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36.57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0121"/>
    <style:style style:name="ce3" style:family="table-cell" style:parent-style-name="Default" style:data-style-name="N10121"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sults_Arabidopsis_non_tata_3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1012" table:default-cell-style-name="Default"/>
        <table:table-row table:style-name="ro1">
          <table:table-cell table:style-name="ce1"/>
          <table:table-cell table:style-name="ce1" office:value-type="string" calcext:value-type="string">
            <text:p>partition</text:p>
          </table:table-cell>
          <table:table-cell table:style-name="ce1" office:value-type="string" calcext:value-type="string">
            <text:p>mcc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sn</text:p>
          </table:table-cell>
          <table:table-cell table:style-name="ce1" office:value-type="string" calcext:value-type="string">
            <text:p>sp</text:p>
          </table:table-cell>
          <table:table-cell table:style-name="ce1" office:value-type="string" calcext:value-type="string">
            <text:p>acc</text:p>
          </table:table-cell>
          <table:table-cell table:style-name="ce1" office:value-type="string" calcext:value-type="string">
            <text:p>prec</text:p>
          </table:table-cell>
          <table:table-cell table:style-name="ce1" office:value-type="string" calcext:value-type="string">
            <text:p>tp</text:p>
          </table:table-cell>
          <table:table-cell table:style-name="ce1" office:value-type="string" calcext:value-type="string">
            <text:p>fp</text:p>
          </table:table-cell>
          <table:table-cell table:style-name="ce1" office:value-type="string" calcext:value-type="string">
            <text:p>tn</text:p>
          </table:table-cell>
          <table:table-cell table:style-name="ce1" office:value-type="string" calcext:value-type="string">
            <text:p>fn</text:p>
          </table:table-cell>
          <table:table-cell table:style-name="ce1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1461859236553" calcext:value-type="float">
            <text:p>0.89146186</text:p>
          </table:table-cell>
          <table:table-cell office:value-type="float" office:value="0.928631402183039" calcext:value-type="float">
            <text:p>0.92863140</text:p>
          </table:table-cell>
          <table:table-cell office:value-type="float" office:value="0.93570219966159" calcext:value-type="float">
            <text:p>0.93570220</text:p>
          </table:table-cell>
          <table:table-cell office:value-type="float" office:value="0.958987783595113" calcext:value-type="float">
            <text:p>0.95898778</text:p>
          </table:table-cell>
          <table:table-cell office:value-type="float" office:value="0.951065054691997" calcext:value-type="float">
            <text:p>0.95106505</text:p>
          </table:table-cell>
          <table:table-cell office:value-type="float" office:value="0.921666666666667" calcext:value-type="float">
            <text:p>0.92166667</text:p>
          </table:table-cell>
          <table:table-cell office:value-type="float" office:value="553" calcext:value-type="float">
            <text:p>553</text:p>
          </table:table-cell>
          <table:table-cell office:value-type="float" office:value="47" calcext:value-type="float">
            <text:p>47</text:p>
          </table:table-cell>
          <table:table-cell office:value-type="float" office:value="1099" calcext:value-type="float">
            <text:p>1099</text:p>
          </table:table-cell>
          <table:table-cell office:value-type="float" office:value="38" calcext:value-type="float">
            <text:p>3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56978060056978" calcext:value-type="float">
            <text:p>0.85697806</text:p>
          </table:table-cell>
          <table:table-cell office:value-type="float" office:value="0.906325060048038" calcext:value-type="float">
            <text:p>0.90632506</text:p>
          </table:table-cell>
          <table:table-cell office:value-type="float" office:value="0.957698815566836" calcext:value-type="float">
            <text:p>0.95769882</text:p>
          </table:table-cell>
          <table:table-cell office:value-type="float" office:value="0.919720767888307" calcext:value-type="float">
            <text:p>0.91972077</text:p>
          </table:table-cell>
          <table:table-cell office:value-type="float" office:value="0.932642487046632" calcext:value-type="float">
            <text:p>0.93264249</text:p>
          </table:table-cell>
          <table:table-cell office:value-type="float" office:value="0.860182370820669" calcext:value-type="float">
            <text:p>0.86018237</text:p>
          </table:table-cell>
          <table:table-cell office:value-type="float" office:value="566" calcext:value-type="float">
            <text:p>566</text:p>
          </table:table-cell>
          <table:table-cell office:value-type="float" office:value="92" calcext:value-type="float">
            <text:p>92</text:p>
          </table:table-cell>
          <table:table-cell office:value-type="float" office:value="1054" calcext:value-type="float">
            <text:p>1054</text:p>
          </table:table-cell>
          <table:table-cell office:value-type="float" office:value="25" calcext:value-type="float">
            <text:p>25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890956719250101" calcext:value-type="float">
            <text:p>0.89095672</text:p>
          </table:table-cell>
          <table:table-cell office:value-type="float" office:value="0.928455284552845" calcext:value-type="float">
            <text:p>0.92845528</text:p>
          </table:table-cell>
          <table:table-cell office:value-type="float" office:value="0.966159052453469" calcext:value-type="float">
            <text:p>0.96615905</text:p>
          </table:table-cell>
          <table:table-cell office:value-type="float" office:value="0.94066317626527" calcext:value-type="float">
            <text:p>0.94066318</text:p>
          </table:table-cell>
          <table:table-cell office:value-type="float" office:value="0.949337938975245" calcext:value-type="float">
            <text:p>0.94933794</text:p>
          </table:table-cell>
          <table:table-cell office:value-type="float" office:value="0.89358372456964" calcext:value-type="float">
            <text:p>0.89358372</text:p>
          </table:table-cell>
          <table:table-cell office:value-type="float" office:value="571" calcext:value-type="float">
            <text:p>571</text:p>
          </table:table-cell>
          <table:table-cell office:value-type="float" office:value="68" calcext:value-type="float">
            <text:p>68</text:p>
          </table:table-cell>
          <table:table-cell office:value-type="float" office:value="1078" calcext:value-type="float">
            <text:p>1078</text:p>
          </table:table-cell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902716825765082" calcext:value-type="float">
            <text:p>0.90271683</text:p>
          </table:table-cell>
          <table:table-cell office:value-type="float" office:value="0.936205468102734" calcext:value-type="float">
            <text:p>0.93620547</text:p>
          </table:table-cell>
          <table:table-cell office:value-type="float" office:value="0.956006768189509" calcext:value-type="float">
            <text:p>0.95600677</text:p>
          </table:table-cell>
          <table:table-cell office:value-type="float" office:value="0.955497382198953" calcext:value-type="float">
            <text:p>0.95549738</text:p>
          </table:table-cell>
          <table:table-cell office:value-type="float" office:value="0.955670696603339" calcext:value-type="float">
            <text:p>0.95567070</text:p>
          </table:table-cell>
          <table:table-cell office:value-type="float" office:value="0.917207792207792" calcext:value-type="float">
            <text:p>0.91720779</text:p>
          </table:table-cell>
          <table:table-cell office:value-type="float" office:value="565" calcext:value-type="float">
            <text:p>565</text:p>
          </table:table-cell>
          <table:table-cell office:value-type="float" office:value="51" calcext:value-type="float">
            <text:p>51</text:p>
          </table:table-cell>
          <table:table-cell office:value-type="float" office:value="1095" calcext:value-type="float">
            <text:p>1095</text:p>
          </table:table-cell>
          <table:table-cell office:value-type="float" office:value="26" calcext:value-type="float">
            <text:p>26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78828954603177" calcext:value-type="float">
            <text:p>0.87882895</text:p>
          </table:table-cell>
          <table:table-cell office:value-type="float" office:value="0.920583468395462" calcext:value-type="float">
            <text:p>0.92058347</text:p>
          </table:table-cell>
          <table:table-cell office:value-type="float" office:value="0.961082910321489" calcext:value-type="float">
            <text:p>0.96108291</text:p>
          </table:table-cell>
          <table:table-cell office:value-type="float" office:value="0.93455497382199" calcext:value-type="float">
            <text:p>0.93455497</text:p>
          </table:table-cell>
          <table:table-cell office:value-type="float" office:value="0.943580886586068" calcext:value-type="float">
            <text:p>0.94358089</text:p>
          </table:table-cell>
          <table:table-cell office:value-type="float" office:value="0.883359253499222" calcext:value-type="float">
            <text:p>0.88335925</text:p>
          </table:table-cell>
          <table:table-cell office:value-type="float" office:value="568" calcext:value-type="float">
            <text:p>568</text:p>
          </table:table-cell>
          <table:table-cell office:value-type="float" office:value="75" calcext:value-type="float">
            <text:p>75</text:p>
          </table:table-cell>
          <table:table-cell office:value-type="float" office:value="1071" calcext:value-type="float">
            <text:p>1071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AVERAGE([.C2:.C6])" office:value-type="float" office:value="0.884188483782378" calcext:value-type="float">
            <text:p>0.88418848</text:p>
          </table:table-cell>
          <table:table-cell table:style-name="ce3" table:formula="of:=AVERAGE([.D2:.D6])" office:value-type="float" office:value="0.924040136656424" calcext:value-type="float">
            <text:p>0.92404014</text:p>
          </table:table-cell>
          <table:table-cell table:style-name="ce3" table:formula="of:=AVERAGE([.E2:.E6])" office:value-type="float" office:value="0.955329949238579" calcext:value-type="float">
            <text:p>0.95532995</text:p>
          </table:table-cell>
          <table:table-cell table:style-name="ce3" table:formula="of:=AVERAGE([.F2:.F6])" office:value-type="float" office:value="0.941884816753927" calcext:value-type="float">
            <text:p>0.94188482</text:p>
          </table:table-cell>
          <table:table-cell table:style-name="ce3" table:formula="of:=AVERAGE([.G2:.G6])" office:value-type="float" office:value="0.946459412780656" calcext:value-type="float">
            <text:p>0.94645941</text:p>
          </table:table-cell>
          <table:table-cell table:style-name="ce3" table:formula="of:=AVERAGE([.H2:.H6])" office:value-type="float" office:value="0.895199961552798" calcext:value-type="float">
            <text:p>0.89519996</text:p>
          </table:table-cell>
          <table:table-cell table:style-name="ce4" table:formula="of:=AVERAGE([.I2:.I6])" office:value-type="float" office:value="564.6" calcext:value-type="float">
            <text:p>564,6</text:p>
          </table:table-cell>
          <table:table-cell table:style-name="ce4" table:formula="of:=AVERAGE([.J2:.J6])" office:value-type="float" office:value="66.6" calcext:value-type="float">
            <text:p>66,6</text:p>
          </table:table-cell>
          <table:table-cell table:style-name="ce4" table:formula="of:=AVERAGE([.K2:.K6])" office:value-type="float" office:value="1079.4" calcext:value-type="float">
            <text:p>1079,4</text:p>
          </table:table-cell>
          <table:table-cell table:style-name="ce4" table:formula="of:=AVERAGE([.L2:.L6])" office:value-type="float" office:value="26.4" calcext:value-type="float">
            <text:p>26,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STDEV([.C2:.C6])" office:value-type="float" office:value="0.0174007339702275" calcext:value-type="float">
            <text:p>0.01740073</text:p>
          </table:table-cell>
          <table:table-cell table:style-name="ce3" table:formula="of:=STDEV([.D2:.D6])" office:value-type="float" office:value="0.0113395440162849" calcext:value-type="float">
            <text:p>0.01133954</text:p>
          </table:table-cell>
          <table:table-cell table:style-name="ce3" table:formula="of:=STDEV([.E2:.E6])" office:value-type="float" office:value="0.0116370550687306" calcext:value-type="float">
            <text:p>0.01163706</text:p>
          </table:table-cell>
          <table:table-cell table:style-name="ce3" table:formula="of:=STDEV([.F2:.F6])" office:value-type="float" office:value="0.0160021676482736" calcext:value-type="float">
            <text:p>0.01600217</text:p>
          </table:table-cell>
          <table:table-cell table:style-name="ce3" table:formula="of:=STDEV([.G2:.G6])" office:value-type="float" office:value="0.00885351554359802" calcext:value-type="float">
            <text:p>0.00885352</text:p>
          </table:table-cell>
          <table:table-cell table:style-name="ce3" table:formula="of:=STDEV([.H2:.H6])" office:value-type="float" office:value="0.0252679507459649" calcext:value-type="float">
            <text:p>0.02526795</text:p>
          </table:table-cell>
          <table:table-cell table:style-name="ce4" table:formula="of:=STDEV([.I2:.I6])" office:value-type="float" office:value="6.87749954561976" calcext:value-type="float">
            <text:p>6,8774995456</text:p>
          </table:table-cell>
          <table:table-cell table:style-name="ce4" table:formula="of:=STDEV([.J2:.J6])" office:value-type="float" office:value="18.3384841249216" calcext:value-type="float">
            <text:p>18,3384841249</text:p>
          </table:table-cell>
          <table:table-cell table:style-name="ce4" table:formula="of:=STDEV([.K2:.K6])" office:value-type="float" office:value="18.3384841249216" calcext:value-type="float">
            <text:p>18,3384841249</text:p>
          </table:table-cell>
          <table:table-cell table:style-name="ce4" table:formula="of:=STDEV([.L2:.L6])" office:value-type="float" office:value="6.87749954561976" calcext:value-type="float">
            <text:p>6,8774995456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0121" number:language="en" number:country="US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19:21:41.685411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20:48:04.519702281</dc:date>
    <meta:editing-duration>PT1H17M46S</meta:editing-duration>
    <meta:editing-cycles>2</meta:editing-cycles>
    <meta:generator>LibreOffice/5.1.6.2$Linux_X86_64 LibreOffice_project/10m0$Build-2</meta:generator>
    <meta:document-statistic meta:table-count="1" meta:cell-count="91" meta:object-count="0"/>
  </office:meta>
</office:document-meta>
</file>